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ca04" officeooo:paragraph-rsid="000fca04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ca04" officeooo:paragraph-rsid="000fca04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fca04" officeooo:paragraph-rsid="000fca0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889f3" officeooo:paragraph-rsid="001889f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459d6f" officeooo:paragraph-rsid="00459d6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889f3" officeooo:paragraph-rsid="001889f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62857f" officeooo:paragraph-rsid="0062857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fc1221" officeooo:paragraph-rsid="00fb3f89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officeooo:rsid="0017108a" officeooo:paragraph-rsid="0017108a"/>
    </style:style>
    <style:style style:name="P10" style:family="paragraph" style:parent-style-name="Standard">
      <style:paragraph-properties fo:text-align="start" style:justify-single-word="false"/>
      <style:text-properties fo:font-style="italic" fo:font-weight="bold" officeooo:rsid="00a715ad" officeooo:paragraph-rsid="00a715a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0fca04" officeooo:paragraph-rsid="000fca04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5a6f3d" officeooo:paragraph-rsid="005a6f3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667031" officeooo:paragraph-rsid="0066703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1016542" officeooo:paragraph-rsid="00caa41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18c5c37" officeooo:paragraph-rsid="018c5c3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officeooo:rsid="006a2f89" officeooo:paragraph-rsid="006a2f89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officeooo:rsid="008dd61d" officeooo:paragraph-rsid="008dd61d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officeooo:rsid="00e81007" officeooo:paragraph-rsid="00e81007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officeooo:rsid="016a6e08" officeooo:paragraph-rsid="016a6e08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6654e" officeooo:paragraph-rsid="0106654e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fo:font-weight="bold" officeooo:rsid="002e832f" officeooo:paragraph-rsid="0194a997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tyle="normal" fo:font-weight="bold" officeooo:rsid="016f40c5" officeooo:paragraph-rsid="016f40c5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tyle="normal" fo:font-weight="bold" officeooo:rsid="016f40c5" officeooo:paragraph-rsid="01a110a1" style:font-style-asian="normal" style:font-weight-asian="bold" style:font-style-complex="normal" style:font-weight-complex="bold"/>
    </style:style>
    <style:style style:name="P24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rsid="010f6e20" officeooo:paragraph-rsid="01109369" style:font-size-asian="12pt" style:font-weight-asian="normal" style:font-size-complex="12pt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rsid="010f6e20" officeooo:paragraph-rsid="01227331" style:font-size-asian="12pt" style:font-weight-asian="normal" style:font-size-complex="12pt" style:font-weight-complex="normal"/>
    </style:style>
    <style:style style:name="P26" style:family="paragraph" style:parent-style-name="Preformatted_20_Text">
      <style:paragraph-properties fo:margin-top="0cm" fo:margin-bottom="0.499cm" loext:contextual-spacing="false"/>
    </style:style>
    <style:style style:name="P27" style:family="paragraph" style:parent-style-name="Preformatted_20_Text">
      <style:paragraph-properties fo:margin-top="0cm" fo:margin-bottom="0.499cm" loext:contextual-spacing="false"/>
      <style:text-properties officeooo:paragraph-rsid="0135fe7b"/>
    </style:style>
    <style:style style:name="P28" style:family="paragraph" style:parent-style-name="Preformatted_20_Text">
      <style:paragraph-properties fo:margin-top="0cm" fo:margin-bottom="0.499cm" loext:contextual-spacing="false"/>
      <style:text-properties officeooo:paragraph-rsid="01409905"/>
    </style:style>
    <style:style style:name="P29" style:family="paragraph" style:parent-style-name="Preformatted_20_Text">
      <style:paragraph-properties fo:margin-top="0cm" fo:margin-bottom="0.499cm" loext:contextual-spacing="false"/>
      <style:text-properties officeooo:paragraph-rsid="01471623"/>
    </style:style>
    <style:style style:name="P30" style:family="paragraph" style:parent-style-name="Preformatted_20_Text">
      <style:paragraph-properties fo:margin-top="0cm" fo:margin-bottom="0.499cm" loext:contextual-spacing="false"/>
      <style:text-properties officeooo:paragraph-rsid="014bf3be"/>
    </style:style>
    <style:style style:name="P31" style:family="paragraph" style:parent-style-name="Preformatted_20_Text">
      <style:paragraph-properties fo:margin-top="0cm" fo:margin-bottom="0.499cm" loext:contextual-spacing="false"/>
      <style:text-properties officeooo:paragraph-rsid="014d9803"/>
    </style:style>
    <style:style style:name="P32" style:family="paragraph" style:parent-style-name="Preformatted_20_Text">
      <style:paragraph-properties fo:margin-top="0cm" fo:margin-bottom="0.499cm" loext:contextual-spacing="false"/>
      <style:text-properties officeooo:paragraph-rsid="01505f5b"/>
    </style:style>
    <style:style style:name="P33" style:family="paragraph" style:parent-style-name="Preformatted_20_Text">
      <style:paragraph-properties fo:margin-top="0cm" fo:margin-bottom="0.499cm" loext:contextual-spacing="false"/>
      <style:text-properties officeooo:paragraph-rsid="0157c089"/>
    </style:style>
    <style:style style:name="P34" style:family="paragraph" style:parent-style-name="Preformatted_20_Text">
      <style:paragraph-properties fo:margin-top="0cm" fo:margin-bottom="0.499cm" loext:contextual-spacing="false"/>
      <style:text-properties officeooo:paragraph-rsid="0165c424"/>
    </style:style>
    <style:style style:name="P35" style:family="paragraph" style:parent-style-name="Preformatted_20_Text">
      <style:paragraph-properties fo:margin-top="0cm" fo:margin-bottom="0.499cm" loext:contextual-spacing="false"/>
      <style:text-properties officeooo:paragraph-rsid="01660cee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18269f1" officeooo:paragraph-rsid="001889f3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tyle="normal" fo:font-weight="normal" officeooo:rsid="019b8cd3" officeooo:paragraph-rsid="0194a997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tyle="normal" fo:font-weight="normal" officeooo:rsid="01a562f0" officeooo:paragraph-rsid="01a110a1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tyle="normal" fo:font-weight="bold" officeooo:rsid="016f40c5" officeooo:paragraph-rsid="016f40c5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tyle="normal" fo:font-weight="bold" officeooo:rsid="01b5c693" officeooo:paragraph-rsid="01b5c693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tyle="normal" fo:font-weight="bold" officeooo:rsid="01728ff3" officeooo:paragraph-rsid="01728ff3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weight="bold" officeooo:rsid="00459d6f" officeooo:paragraph-rsid="00459d6f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tyle="italic" fo:font-weight="bold" officeooo:rsid="01728ff3" officeooo:paragraph-rsid="01728ff3" style:font-style-asian="italic" style:font-weight-asian="bold" style:font-style-complex="italic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8bd097" officeooo:paragraph-rsid="01c727b2" style:font-size-asian="12pt" style:font-weight-asian="normal" style:font-size-complex="12pt" style:font-weight-complex="normal"/>
    </style:style>
    <style:style style:name="T1" style:family="text">
      <style:text-properties officeooo:rsid="00644a39"/>
    </style:style>
    <style:style style:name="T2" style:family="text">
      <style:text-properties officeooo:rsid="008ea235"/>
    </style:style>
    <style:style style:name="T3" style:family="text">
      <style:text-properties officeooo:rsid="00e81007"/>
    </style:style>
    <style:style style:name="T4" style:family="text">
      <style:text-properties officeooo:rsid="0106752b"/>
    </style:style>
    <style:style style:name="T5" style:family="text">
      <style:text-properties officeooo:rsid="010bc0a6"/>
    </style:style>
    <style:style style:name="T6" style:family="text">
      <style:text-properties officeooo:rsid="010e4dca"/>
    </style:style>
    <style:style style:name="T7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Liberation Serif" fo:font-size="12pt" fo:font-weight="bold" officeooo:rsid="01131c47" style:font-size-asian="12pt" style:font-weight-asian="bold" style:font-size-complex="12pt" style:font-weight-complex="bold"/>
    </style:style>
    <style:style style:name="T9" style:family="text">
      <style:text-properties style:font-name="Liberation Serif" fo:font-size="12pt" fo:font-weight="bold" officeooo:rsid="011471a3" style:font-size-asian="12pt" style:font-weight-asian="bold" style:font-size-complex="12pt" style:font-weight-complex="bold"/>
    </style:style>
    <style:style style:name="T10" style:family="text">
      <style:text-properties style:font-name="Liberation Serif" fo:font-size="12pt" fo:font-weight="bold" officeooo:rsid="011557a5" style:font-size-asian="12pt" style:font-weight-asian="bold" style:font-size-complex="12pt" style:font-weight-complex="bold"/>
    </style:style>
    <style:style style:name="T11" style:family="text">
      <style:text-properties style:font-name="Liberation Serif" fo:font-size="12pt" fo:font-weight="bold" officeooo:rsid="011d97cb" style:font-size-asian="12pt" style:font-weight-asian="bold" style:font-size-complex="12pt" style:font-weight-complex="bold"/>
    </style:style>
    <style:style style:name="T12" style:family="text">
      <style:text-properties style:font-name="Liberation Serif" fo:font-size="12pt" fo:font-weight="bold" officeooo:rsid="011dde5c" style:font-size-asian="12pt" style:font-weight-asian="bold" style:font-size-complex="12pt" style:font-weight-complex="bold"/>
    </style:style>
    <style:style style:name="T13" style:family="text">
      <style:text-properties style:font-name="Liberation Serif" fo:font-size="12pt" fo:font-weight="bold" officeooo:rsid="011f17a4" style:font-size-asian="12pt" style:font-weight-asian="bold" style:font-size-complex="12pt" style:font-weight-complex="bold"/>
    </style:style>
    <style:style style:name="T14" style:family="text">
      <style:text-properties style:font-name="Liberation Serif" fo:font-size="12pt" fo:font-weight="bold" officeooo:rsid="011f256d" style:font-size-asian="12pt" style:font-weight-asian="bold" style:font-size-complex="12pt" style:font-weight-complex="bold"/>
    </style:style>
    <style:style style:name="T15" style:family="text">
      <style:text-properties style:font-name="Liberation Serif" fo:font-size="12pt" fo:font-weight="bold" officeooo:rsid="0120268b" style:font-size-asian="12pt" style:font-weight-asian="bold" style:font-size-complex="12pt" style:font-weight-complex="bold"/>
    </style:style>
    <style:style style:name="T16" style:family="text">
      <style:text-properties style:font-name="Liberation Serif" fo:font-size="12pt" fo:font-weight="bold" officeooo:rsid="0126862d" style:font-size-asian="12pt" style:font-weight-asian="bold" style:font-size-complex="12pt" style:font-weight-complex="bold"/>
    </style:style>
    <style:style style:name="T17" style:family="text">
      <style:text-properties style:font-name="Liberation Serif" fo:font-size="12pt" fo:font-weight="bold" officeooo:rsid="0127b6ef" style:font-size-asian="12pt" style:font-weight-asian="bold" style:font-size-complex="12pt" style:font-weight-complex="bold"/>
    </style:style>
    <style:style style:name="T18" style:family="text">
      <style:text-properties style:font-name="Liberation Serif" fo:font-size="12pt" fo:font-weight="bold" officeooo:rsid="012916fb" style:font-size-asian="12pt" style:font-weight-asian="bold" style:font-size-complex="12pt" style:font-weight-complex="bold"/>
    </style:style>
    <style:style style:name="T19" style:family="text">
      <style:text-properties style:font-name="Liberation Serif" fo:font-size="12pt" fo:font-weight="bold" officeooo:rsid="012ba29b" style:font-size-asian="12pt" style:font-weight-asian="bold" style:font-size-complex="12pt" style:font-weight-complex="bold"/>
    </style:style>
    <style:style style:name="T20" style:family="text">
      <style:text-properties style:font-name="Liberation Serif" fo:font-size="12pt" fo:font-weight="bold" officeooo:rsid="012d9831" style:font-size-asian="12pt" style:font-weight-asian="bold" style:font-size-complex="12pt" style:font-weight-complex="bold"/>
    </style:style>
    <style:style style:name="T21" style:family="text">
      <style:text-properties style:font-name="Liberation Serif" fo:font-size="12pt" fo:font-weight="bold" officeooo:rsid="012e26fb" style:font-size-asian="12pt" style:font-weight-asian="bold" style:font-size-complex="12pt" style:font-weight-complex="bold"/>
    </style:style>
    <style:style style:name="T22" style:family="text">
      <style:text-properties style:font-name="Liberation Serif" fo:font-size="12pt" fo:font-weight="bold" officeooo:rsid="013125a8" style:font-size-asian="12pt" style:font-weight-asian="bold" style:font-size-complex="12pt" style:font-weight-complex="bold"/>
    </style:style>
    <style:style style:name="T23" style:family="text">
      <style:text-properties style:font-name="Liberation Serif" fo:font-size="12pt" fo:font-weight="bold" officeooo:rsid="0132fb16" style:font-size-asian="12pt" style:font-weight-asian="bold" style:font-size-complex="12pt" style:font-weight-complex="bold"/>
    </style:style>
    <style:style style:name="T24" style:family="text">
      <style:text-properties style:font-name="Liberation Serif" fo:font-size="12pt" fo:font-weight="bold" officeooo:rsid="0133cbc1" style:font-size-asian="12pt" style:font-weight-asian="bold" style:font-size-complex="12pt" style:font-weight-complex="bold"/>
    </style:style>
    <style:style style:name="T25" style:family="text">
      <style:text-properties style:font-name="Liberation Serif" fo:font-size="12pt" fo:font-weight="bold" officeooo:rsid="0135fe7b" style:font-size-asian="12pt" style:font-weight-asian="bold" style:font-size-complex="12pt" style:font-weight-complex="bold"/>
    </style:style>
    <style:style style:name="T26" style:family="text">
      <style:text-properties style:font-name="Liberation Serif" fo:font-size="12pt" fo:font-weight="bold" officeooo:rsid="01373270" style:font-size-asian="12pt" style:font-weight-asian="bold" style:font-size-complex="12pt" style:font-weight-complex="bold"/>
    </style:style>
    <style:style style:name="T27" style:family="text">
      <style:text-properties style:font-name="Liberation Serif" fo:font-size="12pt" fo:font-weight="bold" officeooo:rsid="0138d475" style:font-size-asian="12pt" style:font-weight-asian="bold" style:font-size-complex="12pt" style:font-weight-complex="bold"/>
    </style:style>
    <style:style style:name="T28" style:family="text">
      <style:text-properties style:font-name="Liberation Serif" fo:font-size="12pt" fo:font-weight="bold" officeooo:rsid="0138e777" style:font-size-asian="12pt" style:font-weight-asian="bold" style:font-size-complex="12pt" style:font-weight-complex="bold"/>
    </style:style>
    <style:style style:name="T29" style:family="text">
      <style:text-properties style:font-name="Liberation Serif" fo:font-size="12pt" fo:font-weight="bold" officeooo:rsid="0139994c" style:font-size-asian="12pt" style:font-weight-asian="bold" style:font-size-complex="12pt" style:font-weight-complex="bold"/>
    </style:style>
    <style:style style:name="T30" style:family="text">
      <style:text-properties style:font-name="Liberation Serif" fo:font-size="12pt" fo:font-weight="bold" officeooo:rsid="013a2645" style:font-size-asian="12pt" style:font-weight-asian="bold" style:font-size-complex="12pt" style:font-weight-complex="bold"/>
    </style:style>
    <style:style style:name="T31" style:family="text">
      <style:text-properties style:font-name="Liberation Serif" fo:font-size="12pt" fo:font-weight="bold" officeooo:rsid="013de791" style:font-size-asian="12pt" style:font-weight-asian="bold" style:font-size-complex="12pt" style:font-weight-complex="bold"/>
    </style:style>
    <style:style style:name="T32" style:family="text">
      <style:text-properties style:font-name="Liberation Serif" fo:font-size="12pt" fo:font-weight="bold" officeooo:rsid="013f0896" style:font-size-asian="12pt" style:font-weight-asian="bold" style:font-size-complex="12pt" style:font-weight-complex="bold"/>
    </style:style>
    <style:style style:name="T33" style:family="text">
      <style:text-properties style:font-name="Liberation Serif" fo:font-size="12pt" fo:font-weight="bold" officeooo:rsid="01425dfa" style:font-size-asian="12pt" style:font-weight-asian="bold" style:font-size-complex="12pt" style:font-weight-complex="bold"/>
    </style:style>
    <style:style style:name="T34" style:family="text">
      <style:text-properties style:font-name="Liberation Serif" fo:font-size="12pt" fo:font-weight="bold" officeooo:rsid="014455e9" style:font-size-asian="12pt" style:font-weight-asian="bold" style:font-size-complex="12pt" style:font-weight-complex="bold"/>
    </style:style>
    <style:style style:name="T35" style:family="text">
      <style:text-properties style:font-name="Liberation Serif" fo:font-size="12pt" fo:font-weight="bold" officeooo:rsid="01493ece" style:font-size-asian="12pt" style:font-weight-asian="bold" style:font-size-complex="12pt" style:font-weight-complex="bold"/>
    </style:style>
    <style:style style:name="T36" style:family="text">
      <style:text-properties style:font-name="Liberation Serif" fo:font-size="12pt" fo:font-weight="bold" officeooo:rsid="0157a3ec" style:font-size-asian="12pt" style:font-weight-asian="bold" style:font-size-complex="12pt" style:font-weight-complex="bold"/>
    </style:style>
    <style:style style:name="T37" style:family="text">
      <style:text-properties style:font-name="Liberation Serif" fo:font-size="12pt" fo:font-weight="bold" officeooo:rsid="0156c496" style:font-size-asian="12pt" style:font-weight-asian="bold" style:font-size-complex="12pt" style:font-weight-complex="bold"/>
    </style:style>
    <style:style style:name="T38" style:family="text">
      <style:text-properties style:font-name="Liberation Serif" fo:font-size="12pt" fo:font-weight="bold" officeooo:rsid="0157e20c" style:font-size-asian="12pt" style:font-weight-asian="bold" style:font-size-complex="12pt" style:font-weight-complex="bold"/>
    </style:style>
    <style:style style:name="T39" style:family="text">
      <style:text-properties style:font-name="Liberation Serif" fo:font-size="12pt" fo:font-weight="bold" officeooo:rsid="015a2744" style:font-size-asian="12pt" style:font-weight-asian="bold" style:font-size-complex="12pt" style:font-weight-complex="bold"/>
    </style:style>
    <style:style style:name="T40" style:family="text">
      <style:text-properties style:font-name="Liberation Serif" fo:font-size="12pt" fo:font-weight="bold" officeooo:rsid="01b3fa19" style:font-size-asian="12pt" style:font-weight-asian="bold" style:font-size-complex="12pt" style:font-weight-complex="bold"/>
    </style:style>
    <style:style style:name="T41" style:family="text">
      <style:text-properties style:font-name="Liberation Serif" fo:font-size="12pt" fo:font-weight="normal" officeooo:rsid="011557a5" style:font-size-asian="12pt" style:font-weight-asian="normal" style:font-size-complex="12pt" style:font-weight-complex="normal"/>
    </style:style>
    <style:style style:name="T42" style:family="text">
      <style:text-properties style:font-name="Liberation Serif" fo:font-size="12pt" fo:font-weight="normal" officeooo:rsid="0126862d" style:font-size-asian="12pt" style:font-weight-asian="normal" style:font-size-complex="12pt" style:font-weight-complex="normal"/>
    </style:style>
    <style:style style:name="T43" style:family="text">
      <style:text-properties style:font-name="Liberation Serif" fo:font-size="12pt" fo:font-weight="normal" officeooo:rsid="0133cbc1" style:font-size-asian="12pt" style:font-weight-asian="normal" style:font-size-complex="12pt" style:font-weight-complex="normal"/>
    </style:style>
    <style:style style:name="T44" style:family="text">
      <style:text-properties style:font-name="Liberation Serif" fo:font-size="12pt" fo:font-weight="normal" officeooo:rsid="0143febf" style:font-size-asian="12pt" style:font-weight-asian="normal" style:font-size-complex="12pt" style:font-weight-complex="normal"/>
    </style:style>
    <style:style style:name="T45" style:family="text">
      <style:text-properties style:font-name="Liberation Serif" fo:font-size="12pt" fo:font-weight="normal" officeooo:rsid="014455e9" style:font-size-asian="12pt" style:font-weight-asian="normal" style:font-size-complex="12pt" style:font-weight-complex="normal"/>
    </style:style>
    <style:style style:name="T46" style:family="text">
      <style:text-properties style:font-name="Liberation Serif" fo:font-size="12pt" fo:font-weight="normal" officeooo:rsid="014d9803" style:font-size-asian="12pt" style:font-weight-asian="normal" style:font-size-complex="12pt" style:font-weight-complex="normal"/>
    </style:style>
    <style:style style:name="T47" style:family="text">
      <style:text-properties style:font-name="Liberation Serif" fo:font-size="12pt" fo:font-weight="normal" officeooo:rsid="01505f5b" style:font-size-asian="12pt" style:font-weight-asian="normal" style:font-size-complex="12pt" style:font-weight-complex="normal"/>
    </style:style>
    <style:style style:name="T48" style:family="text">
      <style:text-properties style:font-name="Liberation Serif" fo:font-size="12pt" fo:font-weight="normal" officeooo:rsid="0150ac6c" style:font-size-asian="12pt" style:font-weight-asian="normal" style:font-size-complex="12pt" style:font-weight-complex="normal"/>
    </style:style>
    <style:style style:name="T49" style:family="text">
      <style:text-properties style:font-name="Liberation Serif" fo:font-size="12pt" fo:font-weight="normal" officeooo:rsid="015113b2" style:font-size-asian="12pt" style:font-weight-asian="normal" style:font-size-complex="12pt" style:font-weight-complex="normal"/>
    </style:style>
    <style:style style:name="T50" style:family="text">
      <style:text-properties style:font-name="Liberation Serif" fo:font-size="12pt" fo:font-weight="normal" officeooo:rsid="0152fd21" style:font-size-asian="12pt" style:font-weight-asian="normal" style:font-size-complex="12pt" style:font-weight-complex="normal"/>
    </style:style>
    <style:style style:name="T51" style:family="text">
      <style:text-properties style:font-name="Liberation Serif" fo:font-size="12pt" fo:font-weight="normal" officeooo:rsid="0153589c" style:font-size-asian="12pt" style:font-weight-asian="normal" style:font-size-complex="12pt" style:font-weight-complex="normal"/>
    </style:style>
    <style:style style:name="T52" style:family="text">
      <style:text-properties style:font-name="Liberation Serif" fo:font-size="12pt" fo:font-weight="normal" officeooo:rsid="01554d3d" style:font-size-asian="12pt" style:font-weight-asian="normal" style:font-size-complex="12pt" style:font-weight-complex="normal"/>
    </style:style>
    <style:style style:name="T53" style:family="text">
      <style:text-properties style:font-name="Liberation Serif" fo:font-size="12pt" fo:font-weight="normal" officeooo:rsid="01561dfa" style:font-size-asian="12pt" style:font-weight-asian="normal" style:font-size-complex="12pt" style:font-weight-complex="normal"/>
    </style:style>
    <style:style style:name="T54" style:family="text">
      <style:text-properties style:font-name="Liberation Serif" fo:font-size="12pt" fo:font-weight="normal" officeooo:rsid="01562b01" style:font-size-asian="12pt" style:font-weight-asian="normal" style:font-size-complex="12pt" style:font-weight-complex="normal"/>
    </style:style>
    <style:style style:name="T55" style:family="text">
      <style:text-properties style:font-name="Liberation Serif" fo:font-size="12pt" fo:font-weight="normal" officeooo:rsid="0156c496" style:font-size-asian="12pt" style:font-weight-asian="normal" style:font-size-complex="12pt" style:font-weight-complex="normal"/>
    </style:style>
    <style:style style:name="T56" style:family="text">
      <style:text-properties style:font-name="Liberation Serif" fo:font-size="12pt" fo:font-weight="normal" officeooo:rsid="015c1ac2" style:font-size-asian="12pt" style:font-weight-asian="normal" style:font-size-complex="12pt" style:font-weight-complex="normal"/>
    </style:style>
    <style:style style:name="T57" style:family="text">
      <style:text-properties style:font-name="Liberation Serif" fo:font-size="12pt" fo:font-weight="normal" officeooo:rsid="015d4d3e" style:font-size-asian="12pt" style:font-weight-asian="normal" style:font-size-complex="12pt" style:font-weight-complex="normal"/>
    </style:style>
    <style:style style:name="T58" style:family="text">
      <style:text-properties style:font-name="Liberation Serif" fo:font-size="12pt" fo:font-weight="normal" officeooo:rsid="015efedb" style:font-size-asian="12pt" style:font-weight-asian="normal" style:font-size-complex="12pt" style:font-weight-complex="normal"/>
    </style:style>
    <style:style style:name="T59" style:family="text">
      <style:text-properties style:font-name="Liberation Serif" fo:font-size="12pt" fo:font-weight="normal" officeooo:rsid="016078a2" style:font-size-asian="12pt" style:font-weight-asian="normal" style:font-size-complex="12pt" style:font-weight-complex="normal"/>
    </style:style>
    <style:style style:name="T60" style:family="text">
      <style:text-properties style:font-name="Liberation Serif" fo:font-size="12pt" fo:font-weight="normal" officeooo:rsid="016213eb" style:font-size-asian="12pt" style:font-weight-asian="normal" style:font-size-complex="12pt" style:font-weight-complex="normal"/>
    </style:style>
    <style:style style:name="T61" style:family="text">
      <style:text-properties style:font-name="Liberation Serif" fo:font-size="12pt" fo:font-weight="normal" officeooo:rsid="015a2744" style:font-size-asian="12pt" style:font-weight-asian="normal" style:font-size-complex="12pt" style:font-weight-complex="normal"/>
    </style:style>
    <style:style style:name="T62" style:family="text">
      <style:text-properties style:font-name="Liberation Serif" fo:font-size="12pt" fo:font-weight="normal" officeooo:rsid="01660cee" style:font-size-asian="12pt" style:font-weight-asian="normal" style:font-size-complex="12pt" style:font-weight-complex="normal"/>
    </style:style>
    <style:style style:name="T63" style:family="text">
      <style:text-properties style:font-name="Liberation Serif" fo:font-weight="bold" style:font-weight-asian="bold" style:font-weight-complex="bold"/>
    </style:style>
    <style:style style:name="T64" style:family="text">
      <style:text-properties style:font-name="Liberation Serif" fo:font-weight="bold" officeooo:rsid="01227331" style:font-weight-asian="bold" style:font-weight-complex="bold"/>
    </style:style>
    <style:style style:name="T65" style:family="text">
      <style:text-properties style:font-name="Liberation Serif" fo:font-weight="bold" officeooo:rsid="01373270" style:font-weight-asian="bold" style:font-weight-complex="bold"/>
    </style:style>
    <style:style style:name="T66" style:family="text">
      <style:text-properties style:font-name="Liberation Serif" officeooo:rsid="01227331"/>
    </style:style>
    <style:style style:name="T67" style:family="text">
      <style:text-properties style:font-name="Liberation Serif" officeooo:rsid="015bd31c"/>
    </style:style>
    <style:style style:name="T68" style:family="text">
      <style:text-properties style:font-name="Liberation Serif" officeooo:rsid="01561dfa"/>
    </style:style>
    <style:style style:name="T69" style:family="text">
      <style:text-properties style:font-name="Liberation Serif" officeooo:rsid="01c91bd9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17ae72e" style:font-weight-asian="normal" style:font-weight-complex="normal"/>
    </style:style>
    <style:style style:name="T72" style:family="text">
      <style:text-properties fo:font-weight="normal" officeooo:rsid="017c73df" style:font-weight-asian="normal" style:font-weight-complex="normal"/>
    </style:style>
    <style:style style:name="T73" style:family="text">
      <style:text-properties fo:font-weight="normal" officeooo:rsid="017e836d" style:font-weight-asian="normal" style:font-weight-complex="normal"/>
    </style:style>
    <style:style style:name="T74" style:family="text">
      <style:text-properties fo:font-weight="normal" officeooo:rsid="017f7676" style:font-weight-asian="normal" style:font-weight-complex="normal"/>
    </style:style>
    <style:style style:name="T75" style:family="text">
      <style:text-properties fo:font-weight="normal" officeooo:rsid="0180a375" style:font-weight-asian="normal" style:font-weight-complex="normal"/>
    </style:style>
    <style:style style:name="T76" style:family="text">
      <style:text-properties fo:font-weight="normal" officeooo:rsid="018269f1" style:font-weight-asian="normal" style:font-weight-complex="normal"/>
    </style:style>
    <style:style style:name="T77" style:family="text">
      <style:text-properties fo:font-weight="normal" officeooo:rsid="018af27b" style:font-weight-asian="normal" style:font-weight-complex="normal"/>
    </style:style>
    <style:style style:name="T78" style:family="text">
      <style:text-properties fo:font-weight="normal" officeooo:rsid="018eef96" style:font-weight-asian="normal" style:font-weight-complex="normal"/>
    </style:style>
    <style:style style:name="T79" style:family="text">
      <style:text-properties fo:font-weight="normal" officeooo:rsid="018fb8f5" style:font-weight-asian="normal" style:font-weight-complex="normal"/>
    </style:style>
    <style:style style:name="T80" style:family="text">
      <style:text-properties fo:font-weight="normal" officeooo:rsid="019105a2" style:font-weight-asian="normal" style:font-weight-complex="normal"/>
    </style:style>
    <style:style style:name="T81" style:family="text">
      <style:text-properties fo:font-weight="normal" officeooo:rsid="0191607e" style:font-weight-asian="normal" style:font-weight-complex="normal"/>
    </style:style>
    <style:style style:name="T82" style:family="text">
      <style:text-properties fo:font-weight="normal" officeooo:rsid="01925909" style:font-weight-asian="normal" style:font-weight-complex="normal"/>
    </style:style>
    <style:style style:name="T83" style:family="text">
      <style:text-properties fo:font-weight="normal" officeooo:rsid="0192d87c" style:font-weight-asian="normal" style:font-weight-complex="normal"/>
    </style:style>
    <style:style style:name="T84" style:family="text">
      <style:text-properties fo:font-weight="normal" officeooo:rsid="01931cc6" style:font-weight-asian="normal" style:font-weight-complex="normal"/>
    </style:style>
    <style:style style:name="T85" style:family="text">
      <style:text-properties fo:font-weight="normal" officeooo:rsid="019397b7" style:font-weight-asian="normal" style:font-weight-complex="normal"/>
    </style:style>
    <style:style style:name="T86" style:family="text">
      <style:text-properties fo:font-weight="normal" officeooo:rsid="0194a997" style:font-weight-asian="normal" style:font-weight-complex="normal"/>
    </style:style>
    <style:style style:name="T87" style:family="text">
      <style:text-properties fo:font-weight="normal" officeooo:rsid="0195d883" style:font-weight-asian="normal" style:font-weight-complex="normal"/>
    </style:style>
    <style:style style:name="T88" style:family="text">
      <style:text-properties fo:font-weight="normal" officeooo:rsid="01970fe5" style:font-weight-asian="normal" style:font-weight-complex="normal"/>
    </style:style>
    <style:style style:name="T89" style:family="text">
      <style:text-properties fo:font-weight="normal" officeooo:rsid="01990d98" style:font-weight-asian="normal" style:font-weight-complex="normal"/>
    </style:style>
    <style:style style:name="T90" style:family="text">
      <style:text-properties fo:font-weight="normal" officeooo:rsid="019a4344" style:font-weight-asian="normal" style:font-weight-complex="normal"/>
    </style:style>
    <style:style style:name="T91" style:family="text">
      <style:text-properties fo:font-weight="normal" officeooo:rsid="019b8cd3" style:font-weight-asian="normal" style:font-weight-complex="normal"/>
    </style:style>
    <style:style style:name="T92" style:family="text">
      <style:text-properties fo:font-weight="normal" officeooo:rsid="019d275a" style:font-weight-asian="normal" style:font-weight-complex="normal"/>
    </style:style>
    <style:style style:name="T93" style:family="text">
      <style:text-properties fo:font-weight="normal" officeooo:rsid="01a00642" style:font-weight-asian="normal" style:font-weight-complex="normal"/>
    </style:style>
    <style:style style:name="T94" style:family="text">
      <style:text-properties fo:font-weight="normal" officeooo:rsid="01a2eca3" style:font-weight-asian="normal" style:font-weight-complex="normal"/>
    </style:style>
    <style:style style:name="T95" style:family="text">
      <style:text-properties fo:font-weight="normal" officeooo:rsid="01a562f0" style:font-weight-asian="normal" style:font-weight-complex="normal"/>
    </style:style>
    <style:style style:name="T96" style:family="text">
      <style:text-properties fo:font-weight="normal" officeooo:rsid="01a88c3c" style:font-weight-asian="normal" style:font-weight-complex="normal"/>
    </style:style>
    <style:style style:name="T97" style:family="text">
      <style:text-properties fo:font-weight="normal" officeooo:rsid="01abe7b9" style:font-weight-asian="normal" style:font-weight-complex="normal"/>
    </style:style>
    <style:style style:name="T98" style:family="text">
      <style:text-properties fo:font-weight="normal" officeooo:rsid="01ad4626" style:font-weight-asian="normal" style:font-weight-complex="normal"/>
    </style:style>
    <style:style style:name="T99" style:family="text">
      <style:text-properties fo:font-weight="normal" officeooo:rsid="01aeefb1" style:font-weight-asian="normal" style:font-weight-complex="normal"/>
    </style:style>
    <style:style style:name="T100" style:family="text">
      <style:text-properties fo:font-weight="normal" officeooo:rsid="01b02dfb" style:font-weight-asian="normal" style:font-weight-complex="normal"/>
    </style:style>
    <style:style style:name="T101" style:family="text">
      <style:text-properties fo:font-weight="normal" officeooo:rsid="01b15f15" style:font-weight-asian="normal" style:font-weight-complex="normal"/>
    </style:style>
    <style:style style:name="T102" style:family="text">
      <style:text-properties fo:font-weight="normal" officeooo:rsid="01b2fcfb" style:font-weight-asian="normal" style:font-weight-complex="normal"/>
    </style:style>
    <style:style style:name="T103" style:family="text">
      <style:text-properties fo:font-weight="normal" officeooo:rsid="01b8a48e" style:font-weight-asian="normal" style:font-weight-complex="normal"/>
    </style:style>
    <style:style style:name="T104" style:family="text">
      <style:text-properties fo:font-weight="normal" officeooo:rsid="01b8a4ae" style:font-weight-asian="normal" style:font-weight-complex="normal"/>
    </style:style>
    <style:style style:name="T105" style:family="text">
      <style:text-properties fo:font-weight="normal" officeooo:rsid="01c40370" style:font-weight-asian="normal" style:font-weight-complex="normal"/>
    </style:style>
    <style:style style:name="T106" style:family="text">
      <style:text-properties officeooo:rsid="018dfbbb"/>
    </style:style>
    <style:style style:name="T107" style:family="text">
      <style:text-properties officeooo:rsid="019105a2"/>
    </style:style>
    <style:style style:name="T108" style:family="text">
      <style:text-properties officeooo:rsid="0195d883"/>
    </style:style>
    <style:style style:name="T109" style:family="text">
      <style:text-properties officeooo:rsid="019a4344"/>
    </style:style>
    <style:style style:name="T110" style:family="text">
      <style:text-properties fo:font-style="normal" style:font-style-asian="normal" style:font-style-complex="normal"/>
    </style:style>
    <style:style style:name="T1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1be6660" style:font-style-asian="normal" style:font-weight-asian="normal" style:font-style-complex="normal" style:font-weight-complex="normal"/>
    </style:style>
    <style:style style:name="T113" style:family="text">
      <style:text-properties officeooo:rsid="01c403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ção à programação paralela</text:p>
      <text:p text:style-name="P9">Gabriel Martins de Miranda – 13/0111350</text:p>
      <text:p text:style-name="P1"/>
      <text:p text:style-name="P11">1. Título do capítulo</text:p>
      <text:p text:style-name="P8">Collective Communication. (Comunicação coletiva, Árvores, Broadcast, Redução, Gather. Scatter).</text:p>
      <text:p text:style-name="P3"/>
      <text:p text:style-name="P11">2. Objetivo do capítulo</text:p>
      <text:p text:style-name="P14"><text:tab/>Explorar alguns problemas encontrados no programa de cálculo de integral usando regra dos trapézios da seção anterior. Problemas de processos ociosos à esperar de outro, que pode estar lendo de entrada e saída. Vários métodos são mostrados para ganhar performance e deixar o mínimo de processos ociosos.</text:p>
      <text:p text:style-name="P12"/>
      <text:p text:style-name="P11">3. Resumo do capítulo</text:p>
      <text:p text:style-name="P20"><text:tab/>Diversos métodos de comunicação <text:span text:style-name="T4">coletiva foram explorados, como Broadcast (um processo envia dados a todos os outros no comunicador), <text:s/>Reduce (cada processo com um operando, sendo todos combinados com um operador binário aplicados sucessivamente a cada um), Gatter (estrutura de dados distribuída reunida por um único processo), Scatter (estrutura de dados armazenada num único processo e distribuída aos outros).</text:span></text:p>
      <text:p text:style-name="P20"><text:tab/><text:span text:style-name="T5">Tanto o Broadcast quanto a redução podem ser melhoradas usando uma estrutura de Tree e percorrendo seus ramos, cuja eficiência depende da topologia do sistema. </text:span></text:p>
      <text:p text:style-name="P20"><text:tab/><text:span text:style-name="T6">As novas funções aprendidas no capítulo são:</text:span></text:p>
      <text:p text:style-name="P20"/>
      <text:p text:style-name="P25"><text:span text:style-name="Teletype"><text:span text:style-name="T66"><text:tab/>A raiz </text:span></text:span><text:span text:style-name="Teletype"><text:span text:style-name="T67">envia</text:span></text:span><text:span text:style-name="Teletype"><text:span text:style-name="T66"> a mensagem </text:span></text:span><text:span text:style-name="Teletype"><text:span text:style-name="T67">completa </text:span></text:span><text:span text:style-name="Teletype"><text:span text:style-name="T66">pra todos os outros processo.</text:span></text:span></text:p>
      <text:p text:style-name="P25"><text:span text:style-name="Teletype"><text:span text:style-name="T64"/></text:span></text:p>
      <text:p text:style-name="P24"><text:span text:style-name="Teletype"><text:span text:style-name="T63">int MPI_Bcast ( </text:span></text:span><text:span text:style-name="Teletype"><text:span text:style-name="T65">message</text:span></text:span><text:span text:style-name="Teletype"><text:span text:style-name="T63">, count, datatype, root, comm )</text:span></text:span></text:p>
      <text:p text:style-name="Preformatted_20_Text"><text:span text:style-name="Teletype"><text:span text:style-name="T7">voi</text:span></text:span><text:span text:style-name="Teletype"><text:span text:style-name="T16">d</text:span></text:span><text:span text:style-name="Teletype"><text:span text:style-name="T7">* <text:s text:c="25"/></text:span></text:span><text:span text:style-name="Teletype"><text:span text:style-name="T16">message</text:span></text:span><text:span text:style-name="Teletype"><text:span text:style-name="T7">; <text:s text:c="7"/>- </text:span></text:span><text:span text:style-name="Teletype"><text:span text:style-name="T17">me</text:span></text:span><text:span text:style-name="Teletype"><text:span text:style-name="T18">n</text:span></text:span><text:span text:style-name="Teletype"><text:span text:style-name="T17">sagem</text:span></text:span></text:p>
      <text:p text:style-name="Preformatted_20_Text"><text:span text:style-name="Teletype"><text:span text:style-name="T7">int<text:tab/><text:tab/><text:tab/>count; <text:s text:c="10"/>- </text:span></text:span><text:span text:style-name="Teletype"><text:span text:style-name="T8">número de entradas no buffer</text:span></text:span></text:p>
      <text:p text:style-name="Preformatted_20_Text"><text:span text:style-name="Teletype"><text:span text:style-name="T7">MPI_Datatype<text:tab/>datatype; <text:s text:c="5"/>- </text:span></text:span><text:span text:style-name="Teletype"><text:span text:style-name="T8">tipo de dados do buffer</text:span></text:span></text:p>
      <text:p text:style-name="Preformatted_20_Text"><text:span text:style-name="Teletype"><text:span text:style-name="T7">int<text:tab/><text:tab/><text:tab/>root; <text:s text:c="13"/>- </text:span></text:span><text:span text:style-name="Teletype"><text:span text:style-name="T8">rank da raiz broadcas</text:span></text:span><text:span text:style-name="Teletype"><text:span text:style-name="T9">t</text:span></text:span></text:p>
      <text:p text:style-name="P26"><text:span text:style-name="Teletype"><text:span text:style-name="T7">MPI_Comm<text:tab/><text:tab/>comm; <text:s text:c="9"/>- </text:span></text:span><text:span text:style-name="Teletype"><text:span text:style-name="T10">comunicador</text:span></text:span></text:p>
      <text:p text:style-name="P29"><text:span text:style-name="Source_20_Text"><text:span text:style-name="T41"><text:tab/>V</text:span></text:span><text:span text:style-name="Source_20_Text"><text:span text:style-name="T42">alores de cada operando dos processos combinados usando operador. Resultado em </text:span></text:span><text:span text:style-name="Source_20_Text"><text:span text:style-name="T43">result do processo raiz.</text:span></text:span><text:span text:style-name="Source_20_Text"><text:span text:style-name="T24"><text:line-break/></text:span></text:span><text:span text:style-name="Source_20_Text"><text:span text:style-name="T10"><text:line-break/></text:span></text:span><text:span text:style-name="Teletype"><text:span text:style-name="Source_20_Text"><text:span text:style-name="T10">int MPI_Reduce ( </text:span></text:span></text:span><text:span text:style-name="Teletype"><text:span text:style-name="Source_20_Text"><text:span text:style-name="T27">operand</text:span></text:span></text:span><text:span text:style-name="Teletype"><text:span text:style-name="Source_20_Text"><text:span text:style-name="T10">, </text:span></text:span></text:span><text:span text:style-name="Teletype"><text:span text:style-name="Source_20_Text"><text:span text:style-name="T27">result</text:span></text:span></text:span><text:span text:style-name="Teletype"><text:span text:style-name="Source_20_Text"><text:span text:style-name="T10">, count, datatype, op</text:span></text:span></text:span><text:span text:style-name="Teletype"><text:span text:style-name="Source_20_Text"><text:span text:style-name="T28">erator</text:span></text:span></text:span><text:span text:style-name="Teletype"><text:span text:style-name="Source_20_Text"><text:span text:style-name="T10">, root, comm )<text:line-break/></text:span></text:span></text:span><text:span text:style-name="Source_20_Text"><text:span text:style-name="T7">void * <text:s text:c="24"/></text:span></text:span><text:span text:style-name="Source_20_Text"><text:span text:style-name="T19">operand</text:span></text:span><text:span text:style-name="Source_20_Text"><text:span text:style-name="T7">; <text:s text:c="5"/>- </text:span></text:span><text:span text:style-name="Source_20_Text"><text:span text:style-name="T22">operando</text:span></text:span><text:span text:style-name="Source_20_Text"><text:span text:style-name="T7"><text:line-break/>void* <text:s text:c="12"/><text:tab/><text:tab/></text:span></text:span><text:span text:style-name="Source_20_Text"><text:span text:style-name="T20">result</text:span></text:span><text:span text:style-name="Source_20_Text"><text:span text:style-name="T7">; <text:s text:c="9"/>- </text:span></text:span><text:span text:style-name="Source_20_Text"><text:span text:style-name="T23">resultado</text:span></text:span><text:span text:style-name="Source_20_Text"><text:span text:style-name="T7"><text:line-break/>int <text:s text:c="14"/><text:tab/><text:tab/>count; <text:s text:c="9"/>- </text:span></text:span><text:span text:style-name="Source_20_Text"><text:span text:style-name="T11">número de elementos do buffer que manda</text:span></text:span><text:span text:style-name="Source_20_Text"><text:span text:style-name="T7"><text:line-break/>MPI_Datatype <text:s text:c="5"/><text:tab/>datatype; <text:s text:c="4"/>- </text:span></text:span><text:span text:style-name="Source_20_Text"><text:span text:style-name="T12">tipo de dados dos elementos enviados</text:span></text:span><text:span text:style-name="Source_20_Text"><text:span text:style-name="T7"><text:line-break/>MPI_Op <text:s text:c="11"/><text:tab/>op</text:span></text:span><text:span text:style-name="Source_20_Text"><text:span text:style-name="T21">erator</text:span></text:span><text:span text:style-name="Source_20_Text"><text:span text:style-name="T7">; <text:s text:c="3"/>- </text:span></text:span><text:span text:style-name="Source_20_Text"><text:span text:style-name="T13">operação de redução</text:span></text:span><text:span text:style-name="Source_20_Text"><text:span text:style-name="T7"><text:line-break/>int <text:s text:c="14"/><text:tab/><text:tab/>root; <text:s text:c="11"/>- </text:span></text:span><text:span text:style-name="Source_20_Text"><text:span text:style-name="T14">rank do processo raiz</text:span></text:span><text:span text:style-name="Source_20_Text"><text:span text:style-name="T7"><text:line-break/>MPI_Comm <text:s text:c="9"/><text:tab/>comm; <text:s text:c="8"/>- </text:span></text:span><text:span text:style-name="Source_20_Text"><text:span text:style-name="T15">comunicador</text:span></text:span></text:p>
      <text:p text:style-name="P27"><text:span text:style-name="Source_20_Text"><text:span text:style-name="T44"><text:tab/>Reúne os dados armazenados em cada send_data de cada processo </text:span></text:span><text:span text:style-name="Source_20_Text"><text:span text:style-name="T45">na memória referenciada por recv_data no processo raiz. </text:span></text:span><text:span text:style-name="Source_20_Text"><text:span text:style-name="T59">É o oposto do Scatter. </text:span></text:span><text:span text:style-name="Source_20_Text"><text:span text:style-name="T34"><text:line-break/></text:span></text:span><text:span text:style-name="Source_20_Text"><text:span text:style-name="T25"><text:line-break/>int </text:span></text:span><text:span text:style-name="Source_20_Text"><text:span text:style-name="T26">MPI_Gather(</text:span></text:span><text:span text:style-name="Source_20_Text"><text:span text:style-name="T29">send_data, send_count, send_type, recv_data, </text:span></text:span><text:span text:style-name="Source_20_Text"><text:span text:style-name="T31">recv_count, </text:span></text:span><text:span text:style-name="Source_20_Text"><text:span text:style-name="T29">recv_type, root, comm</text:span></text:span><text:span text:style-name="Source_20_Text"><text:span text:style-name="T26">)</text:span></text:span></text:p>
      <text:p text:style-name="P28"><text:span text:style-name="Source_20_Text"><text:span text:style-name="T30"/></text:span></text:p>
      <text:p text:style-name="P28"><text:soft-page-break/><text:span text:style-name="Source_20_Text"><text:span text:style-name="T30">void*<text:tab/><text:tab/><text:tab/>send_data;<text:line-break/>int<text:tab/><text:tab/><text:tab/></text:span></text:span><text:span text:style-name="Source_20_Text"><text:span text:style-name="T29">send_count;</text:span></text:span><text:span text:style-name="Source_20_Text"><text:span text:style-name="T30"><text:line-break/>MPI_Datatype<text:tab/></text:span></text:span><text:span text:style-name="Source_20_Text"><text:span text:style-name="T29">send_type;</text:span></text:span><text:span text:style-name="Source_20_Text"><text:span text:style-name="T30"><text:line-break/>void*<text:tab/><text:tab/><text:tab/></text:span></text:span><text:span text:style-name="Source_20_Text"><text:span text:style-name="T29">recv_data;</text:span></text:span><text:span text:style-name="Source_20_Text"><text:span text:style-name="T30"><text:line-break/>int<text:tab/><text:tab/><text:tab/></text:span></text:span><text:span text:style-name="Source_20_Text"><text:span text:style-name="T32">r</text:span></text:span><text:span text:style-name="Source_20_Text"><text:span text:style-name="T31">ecv_count</text:span></text:span><text:span text:style-name="Source_20_Text"><text:span text:style-name="T29">;</text:span></text:span><text:span text:style-name="Source_20_Text"><text:span text:style-name="T30"><text:line-break/>MPI_Datatype<text:tab/></text:span></text:span><text:span text:style-name="Source_20_Text"><text:span text:style-name="T29">recv_type;</text:span></text:span><text:span text:style-name="Source_20_Text"><text:span text:style-name="T30"><text:line-break/>int<text:tab/><text:tab/><text:tab/></text:span></text:span><text:span text:style-name="Source_20_Text"><text:span text:style-name="T33">root</text:span></text:span><text:span text:style-name="Source_20_Text"><text:span text:style-name="T29">;</text:span></text:span><text:span text:style-name="Source_20_Text"><text:span text:style-name="T30"><text:line-break/>MPI_Comm<text:tab/><text:tab/></text:span></text:span><text:span text:style-name="Source_20_Text"><text:span text:style-name="T33">comm;</text:span></text:span></text:p>
      <text:p text:style-name="P31"><text:span text:style-name="Source_20_Text"><text:span text:style-name="T56"><text:tab/>Processo raiz d</text:span></text:span><text:span text:style-name="Source_20_Text"><text:span text:style-name="T46">istribui a memória referenciada por send_data </text:span></text:span><text:span text:style-name="Source_20_Text"><text:span text:style-name="T57">para</text:span></text:span><text:span text:style-name="Source_20_Text"><text:span text:style-name="T46"> todos os processos em comm. </text:span></text:span><text:span text:style-name="Source_20_Text"><text:span text:style-name="T57">É diferente do broadcast, pois aqui pedaços diferentes da mensagem são distribuídas pelos diferentes processos, </text:span></text:span><text:span text:style-name="Source_20_Text"><text:span text:style-name="T58">enquanto lá é a mensagem inteira. </text:span></text:span><text:span text:style-name="Source_20_Text"><text:span text:style-name="T60">É o oposto do Gather.</text:span></text:span></text:p>
      <text:p text:style-name="P30"><text:span text:style-name="Source_20_Text"><text:span text:style-name="T36">int </text:span></text:span><text:span text:style-name="Source_20_Text"><text:span text:style-name="T35">MPI_Scatter</text:span></text:span><text:span text:style-name="Source_20_Text"><text:span text:style-name="T26">(</text:span></text:span><text:span text:style-name="Source_20_Text"><text:span text:style-name="T29">send_data, send_count, send_type, recv_data, </text:span></text:span><text:span text:style-name="Source_20_Text"><text:span text:style-name="T31">recv_count, </text:span></text:span><text:span text:style-name="Source_20_Text"><text:span text:style-name="T29">recv_type, root, comm</text:span></text:span><text:span text:style-name="Source_20_Text"><text:span text:style-name="T26">)<text:line-break/></text:span></text:span><text:span text:style-name="Source_20_Text"><text:span text:style-name="T30">void*<text:tab/><text:tab/><text:tab/>send_data;<text:line-break/>int<text:tab/><text:tab/><text:tab/></text:span></text:span><text:span text:style-name="Source_20_Text"><text:span text:style-name="T29">send_count;</text:span></text:span><text:span text:style-name="Source_20_Text"><text:span text:style-name="T30"><text:line-break/>MPI_Datatype<text:tab/></text:span></text:span><text:span text:style-name="Source_20_Text"><text:span text:style-name="T29">send_type;</text:span></text:span><text:span text:style-name="Source_20_Text"><text:span text:style-name="T30"><text:line-break/>void*<text:tab/><text:tab/><text:tab/></text:span></text:span><text:span text:style-name="Source_20_Text"><text:span text:style-name="T29">recv_data;</text:span></text:span><text:span text:style-name="Source_20_Text"><text:span text:style-name="T30"><text:line-break/>int<text:tab/><text:tab/><text:tab/></text:span></text:span><text:span text:style-name="Source_20_Text"><text:span text:style-name="T32">r</text:span></text:span><text:span text:style-name="Source_20_Text"><text:span text:style-name="T31">ecv_count</text:span></text:span><text:span text:style-name="Source_20_Text"><text:span text:style-name="T29">;</text:span></text:span><text:span text:style-name="Source_20_Text"><text:span text:style-name="T30"><text:line-break/>MPI_Datatype<text:tab/></text:span></text:span><text:span text:style-name="Source_20_Text"><text:span text:style-name="T29">recv_type;</text:span></text:span><text:span text:style-name="Source_20_Text"><text:span text:style-name="T30"><text:line-break/>int<text:tab/><text:tab/><text:tab/></text:span></text:span><text:span text:style-name="Source_20_Text"><text:span text:style-name="T33">root</text:span></text:span><text:span text:style-name="Source_20_Text"><text:span text:style-name="T29">;</text:span></text:span><text:span text:style-name="Source_20_Text"><text:span text:style-name="T30"><text:line-break/>MPI_Comm<text:tab/><text:tab/></text:span></text:span><text:span text:style-name="Source_20_Text"><text:span text:style-name="T33">comm;</text:span></text:span></text:p>
      <text:p text:style-name="P32"><text:span text:style-name="Source_20_Text"><text:span text:style-name="T47"><text:tab/>Não tem tags, são sincronas. </text:span></text:span><text:span text:style-name="Source_20_Text"><text:span text:style-name="T48">Usar mesmo argumento para dois parâmetros diferentes é ilegal no MPI de for de saída ou entrada/saída. </text:span></text:span><text:span text:style-name="Source_20_Text"><text:span text:style-name="T49">Deadlock é quando todos os processos esperam uns pelos outros. <text:line-break/> <text:tab/></text:span></text:span><text:span text:style-name="Source_20_Text"><text:span text:style-name="T50">As vezes é desejável que o resultado de um G</text:span></text:span><text:span text:style-name="Source_20_Text"><text:span text:style-name="T51">a</text:span></text:span><text:span text:style-name="Source_20_Text"><text:span text:style-name="T50">ther ou Reduce </text:span></text:span><text:span text:style-name="Source_20_Text"><text:span text:style-name="T52">seja disponível para todos os processos no comunicador. </text:span></text:span><text:span text:style-name="Source_20_Text"><text:span text:style-name="T53">Vimos também o padrão de estrutura Butterfly, </text:span></text:span><text:span text:style-name="Source_20_Text"><text:span text:style-name="T54">que pode ser mais eficiente que os usados normalmente. </text:span></text:span><text:span text:style-name="Source_20_Text"><text:span text:style-name="T55">MPI possibilita sua utilização com as funções a seguir:</text:span></text:span></text:p>
      <text:p text:style-name="P33"><text:span text:style-name="Source_20_Text"><text:span text:style-name="T61"><text:tab/>Todos os processos com o resultado da redução.</text:span></text:span><text:span text:style-name="Source_20_Text"><text:span text:style-name="T39"><text:line-break/></text:span></text:span><text:span text:style-name="Source_20_Text"><text:span text:style-name="T10"><text:line-break/>int MPI_</text:span></text:span><text:span text:style-name="Source_20_Text"><text:span text:style-name="T38">Allr</text:span></text:span><text:span text:style-name="Source_20_Text"><text:span text:style-name="T10">educe ( </text:span></text:span><text:span text:style-name="Source_20_Text"><text:span text:style-name="T27">operand</text:span></text:span><text:span text:style-name="Source_20_Text"><text:span text:style-name="T10">, </text:span></text:span><text:span text:style-name="Source_20_Text"><text:span text:style-name="T27">result</text:span></text:span><text:span text:style-name="Source_20_Text"><text:span text:style-name="T10">, count, datatype, op</text:span></text:span><text:span text:style-name="Source_20_Text"><text:span text:style-name="T28">erator</text:span></text:span><text:span text:style-name="Source_20_Text"><text:span text:style-name="T10">, comm )<text:line-break/></text:span></text:span><text:span text:style-name="Source_20_Text"><text:span text:style-name="T37">void * <text:s text:c="24"/></text:span></text:span><text:span text:style-name="Source_20_Text"><text:span text:style-name="T19">operand</text:span></text:span><text:span text:style-name="Source_20_Text"><text:span text:style-name="T37">; <text:s text:c="5"/>- </text:span></text:span><text:span text:style-name="Source_20_Text"><text:span text:style-name="T22">operando</text:span></text:span><text:span text:style-name="Source_20_Text"><text:span text:style-name="T37"><text:line-break/>void* <text:s text:c="12"/><text:tab/><text:tab/></text:span></text:span><text:span text:style-name="Source_20_Text"><text:span text:style-name="T20">result</text:span></text:span><text:span text:style-name="Source_20_Text"><text:span text:style-name="T37">; <text:s text:c="9"/>- </text:span></text:span><text:span text:style-name="Source_20_Text"><text:span text:style-name="T23">resultado</text:span></text:span><text:span text:style-name="Source_20_Text"><text:span text:style-name="T37"><text:line-break/>int <text:s text:c="14"/><text:tab/><text:tab/>count; <text:s text:c="9"/>- </text:span></text:span><text:span text:style-name="Source_20_Text"><text:span text:style-name="T11">número de elementos do buffer que manda</text:span></text:span><text:span text:style-name="Source_20_Text"><text:span text:style-name="T37"><text:line-break/>MPI_Datatype <text:s text:c="5"/><text:tab/>datatype; <text:s text:c="4"/>- </text:span></text:span><text:span text:style-name="Source_20_Text"><text:span text:style-name="T12">tipo de dados dos elementos enviados</text:span></text:span><text:span text:style-name="Source_20_Text"><text:span text:style-name="T37"><text:line-break/>MPI_Op <text:s text:c="11"/><text:tab/>op</text:span></text:span><text:span text:style-name="Source_20_Text"><text:span text:style-name="T21">erator</text:span></text:span><text:span text:style-name="Source_20_Text"><text:span text:style-name="T37">; <text:s text:c="3"/>- </text:span></text:span><text:span text:style-name="Source_20_Text"><text:span text:style-name="T13">operação de redução</text:span></text:span><text:span text:style-name="Source_20_Text"><text:span text:style-name="T37"><text:line-break/>MPI_Comm <text:s text:c="9"/><text:tab/>comm; <text:s text:c="8"/>- </text:span></text:span><text:span text:style-name="Source_20_Text"><text:span text:style-name="T15">comunicador</text:span></text:span></text:p>
      <text:p text:style-name="P35"><text:span text:style-name="Source_20_Text"><text:span text:style-name="T61"><text:tab/>Todos os processos com o resultado da </text:span></text:span><text:span text:style-name="Source_20_Text"><text:span text:style-name="T62">reunião</text:span></text:span><text:span text:style-name="Source_20_Text"><text:span text:style-name="T61">.</text:span></text:span></text:p>
      <text:p text:style-name="P34"><text:span text:style-name="Source_20_Text"><text:span text:style-name="T25">int </text:span></text:span><text:span text:style-name="Source_20_Text"><text:span text:style-name="T26">MPI_</text:span></text:span><text:span text:style-name="Source_20_Text"><text:span text:style-name="T40">All</text:span></text:span><text:span text:style-name="Source_20_Text"><text:span text:style-name="T26">Gather(</text:span></text:span><text:span text:style-name="Source_20_Text"><text:span text:style-name="T29">send_data, send_count, send_type, recv_data, </text:span></text:span><text:span text:style-name="Source_20_Text"><text:span text:style-name="T31">recv_count, </text:span></text:span><text:span text:style-name="Source_20_Text"><text:span text:style-name="T29">recv_type, comm</text:span></text:span><text:span text:style-name="Source_20_Text"><text:span text:style-name="T26">)<text:line-break/></text:span></text:span><text:span text:style-name="Source_20_Text"><text:span text:style-name="T30">void*<text:tab/><text:tab/><text:tab/>send_data;<text:line-break/>int<text:tab/><text:tab/><text:tab/></text:span></text:span><text:span text:style-name="Source_20_Text"><text:span text:style-name="T29">send_count;</text:span></text:span><text:span text:style-name="Source_20_Text"><text:span text:style-name="T30"><text:line-break/>MPI_Datatype<text:tab/></text:span></text:span><text:span text:style-name="Source_20_Text"><text:span text:style-name="T29">send_type;</text:span></text:span><text:span text:style-name="Source_20_Text"><text:span text:style-name="T30"><text:line-break/>void*<text:tab/><text:tab/><text:tab/></text:span></text:span><text:span text:style-name="Source_20_Text"><text:span text:style-name="T29">recv_data;</text:span></text:span><text:span text:style-name="Source_20_Text"><text:span text:style-name="T30"><text:line-break/>int<text:tab/><text:tab/><text:tab/></text:span></text:span><text:span text:style-name="Source_20_Text"><text:span text:style-name="T32">r</text:span></text:span><text:span text:style-name="Source_20_Text"><text:span text:style-name="T31">ecv_count</text:span></text:span><text:span text:style-name="Source_20_Text"><text:span text:style-name="T29">;</text:span></text:span><text:span text:style-name="Source_20_Text"><text:span text:style-name="T30"><text:line-break/>MPI_Datatype<text:tab/></text:span></text:span><text:span text:style-name="Source_20_Text"><text:span text:style-name="T29">recv_type;</text:span></text:span><text:span text:style-name="Source_20_Text"><text:span text:style-name="T30"><text:line-break/>MPI_Comm<text:tab/><text:tab/></text:span></text:span><text:span text:style-name="Source_20_Text"><text:span text:style-name="T33">comm;</text:span></text:span></text:p>
      <text:p text:style-name="P15"><text:soft-page-break/><text:tab/>É importante notar também que todos os métodos de comunicação coletiva são pontos de sincronização. Isto significa que só são executados quando todos os outros processos o executarem esperando o mesmo root. <text:span text:style-name="T106">Caso contrário, a execução do código fica em espera. </text:span></text:p>
      <text:p text:style-name="P11"/>
      <text:p text:style-name="P11">4. Solução dos exercícios</text:p>
      <text:p text:style-name="P6"/>
      <text:p text:style-name="P7">Foi usado o <text:span text:style-name="T1">MPICH, implementação de alta performance e portabilidade do MPI.</text:span></text:p>
      <text:p text:style-name="P6"/>
      <text:p text:style-name="P4">1. <text:span text:style-name="T71">O broadcast comum funciona apenas na forma linear, ou seja, não há paralelismo já que o processo principal envia toda a informação aos outros. </text:span><text:span text:style-name="T72">Logo, no caso de oito processadores comunicáveis linearmente, </text:span><text:span text:style-name="T73">o broadcast linear é a melhor opção. </text:span><text:span text:style-name="T74">Nos outros casos, é possível usar de paralelismo, </text:span><text:span text:style-name="T75">logo o padrão de </text:span><text:span text:style-name="T76">Tree</text:span><text:span text:style-name="T75"> é melhor, que trabalha bem na forma planar </text:span><text:span text:style-name="T76">e cúbica. O padrão butterfly é o melhor para o caso do cubo.</text:span></text:p>
      <text:p text:style-name="P36"/>
      <text:p text:style-name="P21">2.<text:span text:style-name="T70"> </text:span><text:span text:style-name="T77">Antes de fazer a análise do código, é importante lembrar </text:span><text:span text:style-name="T78">que as funções de broadcast utilizadas são síncronas. </text:span><text:span text:style-name="T81">Será utiliza a notação Pi para se dirigir ao processo i. </text:span><text:span text:style-name="T79">Quando o programa inicia, cada processador executado seu case distinto, de acordo com o rank. </text:span><text:span text:style-name="T80">Como todos possuem </text:span><text:span text:style-name="T107">MPI_Bcast</text:span><text:span text:style-name="T80"> com root em 0, cada um a executa e atualiza seus valores do primeiro parâmetro de acordo com o que é enviado pelo root, no caso o </text:span><text:span text:style-name="T82">P</text:span><text:span text:style-name="T80">0. </text:span><text:span text:style-name="T83">P</text:span><text:span text:style-name="T81">0 mantém seu valor x, enquando que </text:span><text:span text:style-name="T84">P1 atualiza seu x para o x do </text:span><text:span text:style-name="T85">P</text:span><text:span text:style-name="T84">0 e P2 atualiza seu z para o x do P0. </text:span><text:span text:style-name="T86">Na segunda linha, apenas P1 tem uma chamada de </text:span><text:span text:style-name="T107">MPI_Bcast</text:span><text:span text:style-name="T80">, </text:span><text:span text:style-name="T86">logo fica em espera. </text:span><text:span text:style-name="T87">P0 tem um </text:span><text:span text:style-name="T108">MPI_Send</text:span><text:span text:style-name="T87"> para P2 na tag 43 e P2 tem um </text:span><text:span text:style-name="T108">MPI_Recv</text:span><text:span text:style-name="T87"> de P0 na tag 43. </text:span><text:span text:style-name="T88">Assim, o x de P2 recebe o y de P0. </text:span><text:span text:style-name="T89">P0 e P2 vão para a próxima linha, sendo para ambos um </text:span><text:span text:style-name="T109">MPI_Bcast </text:span><text:span text:style-name="T90">recebendo de P1. Como P1 estava em espera para poder enviar seu broadcast, todos executam juntos. </text:span><text:span text:style-name="T91">O z de P0 recebe o y de P1, enquanto que o y de P2 recebe o y de P1 também. Ao final, os valores x, y e z de cada processo são:</text:span></text:p>
      <text:p text:style-name="P21"><text:span text:style-name="T91"><text:tab/></text:span><text:span text:style-name="T92">P0: x = 0, y = 1, z = 4<text:line-break/><text:tab/>P1: x = 0, y = 4, z = 5<text:line-break/><text:tab/>P2: x = 1, y = 4, z = 0</text:span></text:p>
      <text:p text:style-name="P37"/>
      <text:p text:style-name="P22">3. <text:span text:style-name="T93">Ok. Agora os dados lidos do usuário por P0 são enviados no padrão Tree para os outros processos. Isso significa que não será apenas P0 a enviar o dado linearmente para todos os outros processos, mas agora alguns deles irão compartilhar entre si, permitindo certo paralelismo.</text:span></text:p>
      <text:p text:style-name="P23"/>
      <text:p text:style-name="P23">4. <text:span text:style-name="T94">Ok. Agora os dados lidos por P0 </text:span><text:span text:style-name="T95">são enviados aos outros processos através da função pronta do MPI chamada MPI_Bcast, que vai utilizar um padrão otimizado pela configuração do sistema para enviar os dados. </text:span><text:span text:style-name="T96">Pode-se ver o código fica bem mais simples.</text:span></text:p>
      <text:p text:style-name="P38"/>
      <text:p text:style-name="P22">5.<text:span text:style-name="T70"> </text:span><text:span text:style-name="T97">Temos então uma matriz 2x2 multiplicada por um vetor de tamanho 2x1. Supondo a matriz [a b;c d] e o vetor [e ; f], nossa resposta é um vetor 2x1, [a*e + b*f ; c*e + d*f]. </text:span><text:span text:style-name="T98">Temos que o scatter pega um dado completo de um processo raiz e distribui em partes para os outros processo. </text:span><text:span text:style-name="T99">Já o reduce re</text:span><text:span text:style-name="T100">ú</text:span><text:span text:style-name="T99">ne operandos de diversos processos e obtém um resultado usando um operador. </text:span><text:span text:style-name="T101">Fazendo um scatter de cada linha da matriz inicial, podemos ter um processo P1 com [a b] e um processo P2 com [c d], ambos tendo conhecimento do vetor [e ; f]. Então P1 faria a op</text:span><text:span text:style-name="T102">e</text:span><text:span text:style-name="T101">ração [a*e + b*f] e P2 faria [c*e + d*f]. </text:span><text:span text:style-name="T102">Ao final, o vetor final seria obtido. Poderia-se também dividir em 4 processos. P1 com a , P2 com b, P3 com c e P4 com d. P1 faria a*e, P2 b*f, P3 c*e e P4 d*f. Com reduce usando operação soma, uniria-se P1 a P2 e P3 a P4. Ao final teríamos o vetor resultado. </text:span></text:p>
      <text:p text:style-name="P22"/>
      <text:p text:style-name="P40">6.<text:span text:style-name="T70"> <text:s/>S</text:span><text:span text:style-name="T98">catter pega um dado completo de um processo raiz e distribui em partes para os outros processo. </text:span><text:span text:style-name="T70">Já o gatter é o inverso, pega dados picados de vários processos e os reúne num dado só completo num processo raiz. Com AllGatter, todos os processos possuem o valor final formado.</text:span></text:p>
      <text:p text:style-name="P22"/>
      <text:p text:style-name="P22"/>
      <text:p text:style-name="P11"><text:soft-page-break/>5. Trabalhos de programação</text:p>
      <text:p text:style-name="P3"/>
      <text:p text:style-name="P5">1.<text:span text:style-name="T70"> </text:span><text:span text:style-name="T103">Escreva duas funções de saída: uma função de saída de vetor e uma função de saída de matriz distribuídas por blocos de linhas. </text:span><text:span text:style-name="T104">A entrada do programa deve ser apenas a ordem da matriz, sendo que o programa gera as matrizes e vetores com 1’s.</text:span></text:p>
      <text:p text:style-name="P5"><text:span text:style-name="T104"/></text:p>
      <text:p text:style-name="P10"><text:span text:style-name="T110">2.</text:span><text:span text:style-name="T111"> </text:span><text:span text:style-name="T112">Subprograma que calcula soma glabal de coleção distribuída de floats. Resultado da soma global retornada como operando.</text:span></text:p>
      <text:p text:style-name="P43"/>
      <text:p text:style-name="P41">3.<text:span text:style-name="T70"> </text:span><text:span text:style-name="T105">Subprograma para produto paralelo entre matrizes.</text:span></text:p>
      <text:p text:style-name="P3"/>
      <text:p text:style-name="P11">6. Conclusão</text:p>
      <text:p text:style-name="P44"><text:tab/><text:span text:style-name="T3">Por meio do capítulo foram aprendidas diversas funções com comunicação coletiva, e como são executadas como pontos de sincronização. Foram aprendidas técnicas para aumentar a performance com Tree e <text:s/></text:span><text:span text:style-name="Source_20_Text"><text:span text:style-name="T68">Butterfly, </text:span></text:span><text:span text:style-name="Source_20_Text"><text:span text:style-name="T69">além de operações comuns paralelizadas.</text:span></text:span></text:p>
      <text:p text:style-name="P11"><text:s/></text:p>
      <text:p text:style-name="P11">7. Referências consultadas</text:p>
      <text:p text:style-name="P11"/>
      <text:p text:style-name="P19">http://mpitutorial.com/tutorials/mpi-scatter-gather-and-allgather/</text:p>
      <text:p text:style-name="P18">Pacheco, P. S., (1997) Parallel Programming with MPI. Morgan Kaufmann.</text:p>
      <text:p text:style-name="P16"/>
      <text:p text:style-name="P17">Obs.: As primeiras linhas nos <text:span text:style-name="T2">fontes anexados</text:span> indicam como compilar.</text:p>
      <text:p text:style-name="P16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08:25:38.651600442</meta:creation-date>
    <dc:date>2016-08-28T12:16:00.697701805</dc:date>
    <meta:editing-duration>PT12H12M5S</meta:editing-duration>
    <meta:editing-cycles>371</meta:editing-cycles>
    <meta:generator>LibreOffice/5.1.4.2$Linux_X86_64 LibreOffice_project/10m0$Build-2</meta:generator>
    <meta:document-statistic meta:table-count="0" meta:image-count="0" meta:object-count="0" meta:page-count="4" meta:paragraph-count="47" meta:word-count="1386" meta:character-count="8705" meta:non-whitespace-character-count="6962"/>
  </office:meta>
</office:document-meta>
</file>